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 METABUG</text:p>
          </table:table-cell>
          <table:table-cell/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[blocked] Support the "Find" operation in Firefox bet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office:value-type="string">
            <text:p>[blocked] structural navigation should not get stuck on slashdot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1261">411261</text:a></text:p>
          </table:table-cell>
          <table:table-cell office:value-type="string">
            <text:p>Some HTML constructs cause Orca to say just "Link" when arrowing up and down by lin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ike</text:p>
          </table:table-cell>
          <table:table-cell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[blocked] Firefox should not crash while submitting bugs in Bugzilla with Orca runn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Orca is too chatty when loading a pag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eed to add form field structural navigation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[blocked] Add more support for accessing HTML table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e/Solaris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http://www.blindcooltech.com/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8025">428025</text:a></text:p>
          </table:table-cell>
          <table:table-cell office:value-type="string">
            <text:p>[pending] Links should not be spoken twice when down arrowing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8114">428114</text:a></text:p>
          </table:table-cell>
          <table:table-cell office:value-type="string">
            <text:p>Orca sometimes misidentifies combo box contents as the nam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7722">427722</text:a></text:p>
          </table:table-cell>
          <table:table-cell office:value-type="string">
            <text:p>Web page separators cause Orca to get stuck with go{Next,Previous}Lin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6360">426360</text:a></text:p>
          </table:table-cell>
          <table:table-cell office:value-type="string">
            <text:p>SayAll is broken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pending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3.5">
            <text:p>23.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0434">430434</text:a></text:p>
          </table:table-cell>
          <table:table-cell office:value-type="string">
            <text:p>[pending] Provide more chatty default settin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office:value-type="string">
            <text:p>Orca L10N / Translation issu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147">418147</text:a></text:p>
          </table:table-cell>
          <table:table-cell office:value-type="string">
            <text:p>[pending] Error spelling words or lin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Allow user to optionally ignore or be notified of tool tip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Lynn</text:p>
          </table:table-cell>
          <table:table-cell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.5">
            <text:p>30.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0278">430278</text:a></text:p>
          </table:table-cell>
          <table:table-cell office:value-type="string">
            <text:p>[pending] The Where_Am_I script does not work in most application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office:value-type="string">
            <text:p>OpenOffice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9390">429390</text:a>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Implement verbalized links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.5">
            <text:p>44.5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1030">431030</text:a></text:p>
          </table:table-cell>
          <table:table-cell office:value-type="string">
            <text:p>[blocked] Cannot use keyboard to navigate gnome-panel notification are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.5">
            <text:p>50.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0402">430402</text:a></text:p>
          </table:table-cell>
          <table:table-cell office:value-type="string">
            <text:p>[blocked] Orca unable to speak last character of each "sentence" when doing a sayAll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[blocked] Thunderbird 3.0-a1 crashes every time I close a messag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2.5">
            <text:p>52.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964">347964</text:a></text:p>
          </table:table-cell>
          <table:table-cell office:value-type="string">
            <text:p>[pending] [a11y] When deleting messages in Evolution, Orca initially speaks the wrong tree item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pending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[blocked] Ability to jump to the start of the message in Evolution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office:value-type="string">
            <text:p>Evolution mail message window inconsistent with item selected in mail header list. 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.5">
            <text:p>61.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[blocked] Provide structural navigation of PDF docum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office:value-type="string">
            <text:p>RealPlayer doesn't seem to work well with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office:value-type="string">
            <text:p>[blocked] Cannot access status bar information in Gedi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Rich</text:p>
          </table:table-cell>
          <table:table-cell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office:value-type="string">
            <text:p>Orca repeats mouse-selected text numerous times in thunderbi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office:value-type="string">
            <text:p>[blocked] Orca does not announce the beginning of strings pasted into thunderbi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office:value-type="string">
            <text:p>Text selection in Firefox fails when Orca controls the car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office:value-type="string">
            <text:p>NetworkManager applet not spoken when network is disconnected</text:p>
          </table:table-cell>
          <table:table-cell table:number-columns-repeated="244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number-columns-repeated="24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office:value-type="string">
            <text:p>Orca should speak text selected by the mouse</text:p>
          </table:table-cell>
          <table:table-cell table:number-columns-repeated="24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4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7876">427876</text:a></text:p>
          </table:table-cell>
          <table:table-cell office:value-type="string">
            <text:p>Orca hangs in linphone and ekiga soft phone</text:p>
          </table:table-cell>
          <table:table-cell table:number-columns-repeated="244"/>
        </table:table-row>
        <table:table-row table:style-name="ro2" table:number-rows-repeated="65375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60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0">04/20/2007</text:date>, <text:time>14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4-20T14:23:32</dc:date>
    <meta:printed-by>Willie Walker</meta:printed-by>
    <meta:print-date>2007-03-27T09:08:39</meta:print-date>
    <dc:language>en-US</dc:language>
    <meta:editing-cycles>161</meta:editing-cycles>
    <meta:editing-duration>P4DT0H28M4S</meta:editing-duration>
    <meta:user-defined meta:name="Info 1"/>
    <meta:user-defined meta:name="Info 2"/>
    <meta:user-defined meta:name="Info 3"/>
    <meta:user-defined meta:name="Info 4"/>
    <meta:document-statistic meta:table-count="1" meta:cell-count="1031"/>
  </office:meta>
</office:document-meta>
</file>